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f038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NS configuration</text:p>
      <text:p text:style-name="Standard">1. Create a TXT record in your DNS configuration for the following hostname: <text:line-break/>_github-pages-challenge-jmcclinton.jmcclinton-github-io.pages.dev</text:p>
      <text:p text:style-name="Standard"/>
      <text:p text:style-name="Standard">2. Use this code for the value of the TXT record: 54bfce3815a0afae5b1ed21b84539b</text:p>
      <text:p text:style-name="Standard"/>
      <text:p text:style-name="Standard">3. Wait until your DNS configuration changes. This could take up to 24 hours to propagate.</text:p>
      <text:p text:style-name="Standard"><text:s text:c="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01:30:08.492926544</meta:creation-date>
    <dc:date>2023-10-23T01:32:10.898898473</dc:date>
    <meta:editing-duration>PT2M2S</meta:editing-duration>
    <meta:editing-cycles>2</meta:editing-cycles>
    <meta:generator>LibreOffice/7.5.4.2$MacOSX_X86_64 LibreOffice_project/36ccfdc35048b057fd9854c757a8b67ec53977b6</meta:generator>
    <meta:document-statistic meta:table-count="0" meta:image-count="0" meta:object-count="0" meta:page-count="1" meta:paragraph-count="5" meta:word-count="44" meta:character-count="332" meta:non-whitespace-character-count="289"/>
  </office:meta>
</office:document-meta>
</file>